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d50b" officeooo:paragraph-rsid="0021d50b"/>
    </style:style>
    <style:style style:name="P2" style:family="paragraph" style:parent-style-name="Standard">
      <style:text-properties officeooo:rsid="002312db" officeooo:paragraph-rsid="002312db"/>
    </style:style>
    <style:style style:name="P3" style:family="paragraph" style:parent-style-name="Standard">
      <style:text-properties officeooo:rsid="0024014e" officeooo:paragraph-rsid="0024014e"/>
    </style:style>
    <style:style style:name="P4" style:family="paragraph" style:parent-style-name="Standard">
      <style:text-properties officeooo:rsid="00265b58" officeooo:paragraph-rsid="00265b58"/>
    </style:style>
    <style:style style:name="P5" style:family="paragraph" style:parent-style-name="Standard">
      <style:text-properties officeooo:rsid="0023b901" officeooo:paragraph-rsid="00284883"/>
    </style:style>
    <style:style style:name="P6" style:family="paragraph" style:parent-style-name="Standard">
      <style:text-properties officeooo:rsid="00284883" officeooo:paragraph-rsid="00284883"/>
    </style:style>
    <style:style style:name="T1" style:family="text">
      <style:text-properties officeooo:rsid="002312db"/>
    </style:style>
    <style:style style:name="T2" style:family="text">
      <style:text-properties officeooo:rsid="0024014e"/>
    </style:style>
    <style:style style:name="T3" style:family="text">
      <style:text-properties officeooo:rsid="00265b58"/>
    </style:style>
    <style:style style:name="T4" style:family="text">
      <style:text-properties officeooo:rsid="002a0a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1">Оппл в полной растерянности. Он идёт подальше от битвы в поле, но на горизонте битву можно видеть немного.</text:p>
      <text:p text:style-name="P1">На него стремительно летит Sunbolt, <text:span text:style-name="T1">с артефактом в зубах</text:span> крича:</text:p>
      <text:p text:style-name="P1">Sunbolt: ТЫ!</text:p>
      <text:p text:style-name="P1">*При этом на её глазах слёзы*</text:p>
      <text:p text:style-name="P2">Из ниоткуда появляется Тия и останавливает магией Sunbolt в воздухе, та не может двигаться, говорить и что либо делать.</text:p>
      <text:p text:style-name="P2">Появляется ещё и Луна.</text:p>
      <text:p text:style-name="P2"/>
      <text:p text:style-name="P2">*<text:span text:style-name="T2">Оппл смотрит на Sunbolt</text:span>*</text:p>
      <text:p text:style-name="P3">Оппл: *мямля, пытаясь вытянуть хоть слово* <text:span text:style-name="T3">Bbb… ut</text:span> I… a...m… …</text:p>
      <text:p text:style-name="P3">*<text:span text:style-name="T3">Оппл на долгий миг закрывает глаза</text:span>*</text:p>
      <text:p text:style-name="P4">Луна: Никакими словами не изменить судьбы! Только действи<text:span text:style-name="T4">ем</text:span>!</text:p>
      <text:p text:style-name="P3">*Оппл достаёт Мел*</text:p>
      <text:p text:style-name="P3">Луна: Ты знаешь, что делать </text:p>
      <text:p text:style-name="P3">*Оппл смотрит на Sunbolt*</text:p>
      <text:p text:style-name="P3">Луна: *повелевающим голосом* ИДИ ЖЕ!</text:p>
      <text:p text:style-name="Standard">*****</text:p>
      <text:p text:style-name="P5">У того самого периулка, что отображался в зеркале Оппл достаёт артефакт Мел:</text:p>
      <text:p text:style-name="P5">Оппл: Говоришь пожалуйста не использовать магию?</text:p>
      <text:p text:style-name="P6">Оппл: Хорошо</text:p>
      <text:p text:style-name="P6">*Оппл берёт в зубы мел и чертит на стене слово “NO”, на последнем штрихе роняет слезу*</text:p>
      <text:p text:style-name="Standard">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7.3.7.2$Linux_X86_64 LibreOffice_project/30$Build-2</meta:generator>
    <dc:date>2024-10-14T22:01:50.850906502</dc:date>
    <meta:editing-duration>PT42M19S</meta:editing-duration>
    <meta:editing-cycles>20</meta:editing-cycles>
    <meta:document-statistic meta:table-count="0" meta:image-count="0" meta:object-count="0" meta:page-count="1" meta:paragraph-count="21" meta:word-count="144" meta:character-count="878" meta:non-whitespace-character-count="754"/>
  </office:meta>
</office:document-meta>
</file>